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2" style:family="table">
      <style:table-properties style:width="14.834cm" table:align="center" style:writing-mode="lr-tb"/>
    </style:style>
    <style:style style:name="Таблиця2.A" style:family="table-column">
      <style:table-column-properties style:column-width="8.04cm"/>
    </style:style>
    <style:style style:name="Таблиця2.B" style:family="table-column">
      <style:table-column-properties style:column-width="6.795cm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я2.B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я2.2" style:family="table-row">
      <style:table-row-properties style:min-row-height="4.119cm" fo:keep-together="auto"/>
    </style:style>
    <style:style style:name="Таблиця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 style:list-style-name="WW8Num2">
      <style:text-properties fo:language="uk" fo:country="UA" officeooo:paragraph-rsid="00120de0"/>
    </style:style>
    <style:style style:name="P2" style:family="paragraph" style:parent-style-name="Standard">
      <style:text-properties fo:language="uk" fo:country="UA" fo:font-style="italic" officeooo:paragraph-rsid="00120de0" style:font-style-asian="italic" style:font-style-complex="italic"/>
    </style:style>
    <style:style style:name="P3" style:family="paragraph" style:parent-style-name="Standard">
      <style:text-properties fo:language="uk" fo:country="UA" officeooo:paragraph-rsid="00120de0"/>
    </style:style>
    <style:style style:name="P4" style:family="paragraph" style:parent-style-name="Standard">
      <style:text-properties fo:font-style="italic" officeooo:paragraph-rsid="00120de0" style:font-style-asian="italic" style:font-style-complex="italic"/>
    </style:style>
    <style:style style:name="P5" style:family="paragraph" style:parent-style-name="Standard">
      <style:text-properties fo:language="en" fo:country="US" fo:font-weight="bold" officeooo:paragraph-rsid="00120de0" style:font-weight-asian="bold"/>
    </style:style>
    <style:style style:name="P6" style:family="paragraph" style:parent-style-name="Standard">
      <style:text-properties fo:font-size="16pt" officeooo:paragraph-rsid="00120de0" style:font-size-asian="16pt"/>
    </style:style>
    <style:style style:name="P7" style:family="paragraph" style:parent-style-name="Standard">
      <style:text-properties officeooo:paragraph-rsid="00120de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paragraph-rsid="00120de0" style:font-size-asian="16pt"/>
    </style:style>
    <style:style style:name="T1" style:family="text">
      <style:text-properties fo:font-size="14pt" fo:language="uk" fo:country="UA" fo:font-weight="bold" style:font-size-asian="14pt" style:font-weight-asian="bold"/>
    </style:style>
    <style:style style:name="T2" style:family="text">
      <style:text-properties fo:font-size="14pt" fo:language="en" fo:country="US" fo:font-weight="bold" style:font-size-asian="14pt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style="italic" style:font-style-asian="italic"/>
    </style:style>
    <style:style style:name="T6" style:family="text">
      <style:text-properties fo:language="en" fo:country="US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Скласти коробки</text:span></text:p>
      <text:p text:style-name="P3"><text:bookmark text:name="result_box7"/>У Вашому розпорядженні є N ящиків. Горизонтальний переріз кожного ящика є прямокутником з цілочисельними розмірами та стінками товщиною 1. Один ящик можна вставити в інший при виконанні наступних умов:</text:p>
      <text:list xml:id="list2205402628442059215" text:style-name="WW8Num2">
        <text:list-item>
          <text:p text:style-name="P1"><text:bookmark text:name="result_box8"/>ящик A можна вкласти в ящик B, якщо принаймні дві протилежні зовнішні сторони ящика A стосуються внутрішніх сторін ящика B</text:p>
        </text:list-item>
        <text:list-item>
          <text:p text:style-name="P1">д<text:bookmark text:name="result_box9"/>о нижньої частині кожного ящика може торкатись не більше одного іншого ящика.</text:p>
        </text:list-item>
      </text:list>
      <text:p text:style-name="P3"><text:bookmark text:name="result_box11"/>Так, в ящик з розмірами (по зовнішній стороні) 15 × 17 можна вставити ящики розмірами 13 × 8 або 5 × 13, але не можна вставити ящик розмірами 10 × 10. Крім того, в цей же ящик не можна вставити одночасно ящики з розмірами 13 × 5 і 13 × 6. Назвемо матрьошкою конструкцію з декількох ящиків, послідовно вставлених один в одного при дотриманні зазначених правил. Визначте максимальну кількість ящиків, які можна використовувати для складання однієї матрьошки</text:p>
      <text:p text:style-name="P3"><text:span text:style-name="T3">Вхідні дані.</text:span> Перший рядок файлу INPUT.TXT <text:s/>містить величину N - кількість ящиків (1 ≤ N ≤ 5000). Кожна з наступних N рядків описує один ящик і містить його розміри (по зовнішній стороні). Всі розміри - цілі позитивні числа, що не перевищують 106.</text:p>
      <text:p text:style-name="P7"><text:span text:style-name="T4"><text:s/>В</text:span><text:span text:style-name="T5">ихідні дані. </text:span><text:span text:style-name="T4">Виведіть у файл OUTPUT.TXT шукану величину - кількість ящиків, які можна вставити один в одного.</text:span></text:p>
      <text:p text:style-name="P2"/>
      <text:p text:style-name="P4"/>
      <text:p text:style-name="P3"><text:span text:style-name="T3">Контрольний приклад</text:span></text:p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7"><text:span text:style-name="T6">Input.txt</text:span></text:p>
          </table:table-cell>
          <table:table-cell table:style-name="Таблиця2.B1" office:value-type="string">
            <text:p text:style-name="P5">Output.txt</text:p>
          </table:table-cell>
        </table:table-row>
        <table:table-row table:style-name="Таблиця2.2">
          <table:table-cell table:style-name="Таблиця2.A2" office:value-type="string">
            <text:p text:style-name="P8">5</text:p>
            <text:p text:style-name="P8">20 67</text:p>
            <text:p text:style-name="P8">66 45</text:p>
            <text:p text:style-name="P8">2 17</text:p>
            <text:p text:style-name="P8">64 40 </text:p>
            <text:p text:style-name="P8">19 38</text:p>
          </table:table-cell>
          <table:table-cell table:style-name="Таблиця2.B2" office:value-type="string">
            <text:p text:style-name="P6">4</text:p>
          </table:table-cell>
        </table:table-row>
      </table:table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2:24:19.078614128</meta:creation-date>
    <dc:date>2016-10-30T12:25:05.279593276</dc:date>
    <meta:editing-duration>PT46S</meta:editing-duration>
    <meta:editing-cycles>1</meta:editing-cycles>
    <meta:document-statistic meta:table-count="1" meta:image-count="0" meta:object-count="0" meta:page-count="1" meta:paragraph-count="17" meta:word-count="217" meta:character-count="1295" meta:non-whitespace-character-count="1094"/>
    <meta:generator>LibreOffice/5.1.4.2$Linux_X86_64 LibreOffice_project/10m0$Build-2</meta:generator>
  </office:meta>
</office:document-meta>
</file>